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0B0000000B5422D3F5DCE21F30.gif" manifest:media-type="image/gif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Google Sans1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c7373" officeooo:paragraph-rsid="000c7373"/>
    </style:style>
    <style:style style:name="P2" style:family="paragraph" style:parent-style-name="Standard" style:list-style-name="L2">
      <style:paragraph-properties fo:text-align="start" style:justify-single-word="false"/>
      <style:text-properties officeooo:rsid="000c7373" officeooo:paragraph-rsid="000c7373"/>
    </style:style>
    <style:style style:name="P3" style:family="paragraph" style:parent-style-name="Standard" style:list-style-name="L3">
      <style:paragraph-properties fo:text-align="start" style:justify-single-word="false"/>
      <style:text-properties officeooo:rsid="000c7373" officeooo:paragraph-rsid="000c7373"/>
    </style:style>
    <style:style style:name="P4" style:family="paragraph" style:parent-style-name="Standard" style:list-style-name="L4">
      <style:paragraph-properties fo:text-align="start" style:justify-single-word="false"/>
      <style:text-properties officeooo:rsid="000c7373" officeooo:paragraph-rsid="000c7373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rsid="000c7373" officeooo:paragraph-rsid="000c7373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rsid="000c7373" officeooo:paragraph-rsid="000c7373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c7373" officeooo:paragraph-rsid="000c7373" style:font-size-asian="12.25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0c7373"/>
    </style:style>
    <style:style style:name="P9" style:family="paragraph" style:parent-style-name="Standard">
      <style:paragraph-properties fo:text-align="start" style:justify-single-word="false"/>
      <style:text-properties fo:font-weight="bold" officeooo:rsid="000c7373" officeooo:paragraph-rsid="000c7373" style:font-weight-asian="bold" style:font-weight-complex="bold"/>
    </style:style>
    <style:style style:name="T1" style:family="text">
      <style:text-properties fo:font-variant="normal" fo:text-transform="none" fo:color="#0a0a0a" loext:opacity="100%" style:font-name="Google Sans1" fo:font-size="12pt" fo:letter-spacing="normal" fo:font-style="normal"/>
    </style:style>
    <style:style style:name="T2" style:family="text">
      <style:text-properties fo:font-variant="normal" fo:text-transform="none" fo:color="#0a0a0a" loext:opacity="100%" style:font-name="Google Sans1" fo:font-size="12pt" fo:letter-spacing="normal" fo:font-style="normal" fo:font-weight="normal"/>
    </style:style>
    <style:style style:name="T3" style:family="text">
      <style:text-properties fo:font-variant="normal" fo:text-transform="none" fo:color="#0a0a0a" loext:opacity="100%" style:font-name="Google Sans1" fo:font-size="12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5" style:family="text">
      <style:text-properties fo:font-variant="normal" fo:text-transform="none" fo:color="#0a0a0a" loext:opacity="100%" style:font-name="Google Sans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a0a0a" loext:opacity="100%" fo:letter-spacing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style:font-name="Times New Roman" fo:font-size="14pt" style:font-size-asian="12.25pt" style:font-size-complex="14pt"/>
    </style:style>
    <style:style style:name="T10" style:family="text">
      <style:text-properties style:font-name="Times New Roman" fo:font-size="14pt" officeooo:rsid="000c7373" style:font-size-asian="12.25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image text:level="2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Практическая работа 9</text:p>
      <text:p text:style-name="P7"><text:span text:style-name="T1">Задание 1:</text:span></text:p>
      <text:p text:style-name="P6"><text:span text:style-name="T3">Сертификация услуг</text:span><text:span text:style-name="T2"> — это процедура подтверждения соответствия оказываемых услуг установленным стандартам и правилам, которая проводится независимым органом</text:span> </text:p>
      <text:p text:style-name="P6"><text:span text:style-name="T5">Лицензия на ПО</text:span><text:span text:style-name="T4"> — это юридический документ, который определяет условия использования, копирования и распространения программного обеспечения, защищенного авторским правом</text:span> </text:p>
      <text:p text:style-name="P6"><text:span text:style-name="Strong_20_Emphasis"><text:span text:style-name="T3">Исключительное право</text:span></text:span><text:span text:style-name="T6">— </text:span><text:span text:style-name="T2">это монопольное право на использование интеллектуальной собственности, принадлежащее одному лицу</text:span> </text:p>
      <text:p text:style-name="P6"><text:span text:style-name="Strong_20_Emphasis"><text:span text:style-name="T3">Неисключительное право </text:span></text:span><text:span text:style-name="T6">— </text:span><text:span text:style-name="T2">это разрешение на использование объекта интеллектуальной собственности, которое предоставляет лицензионный договор</text:span> </text:p>
      <text:p text:style-name="P6"><text:span text:style-name="T5">GNU GPL (General Public License) </text:span><text:span text:style-name="T4">— это </text:span>свободная лицензия на программное обеспечение, которая позволяет пользователям свободно использовать, изучать, модифицировать и распространять программу </text:p>
      <text:p text:style-name="P6"><text:span text:style-name="T8">F</text:span><text:span text:style-name="T7">reeBSD</text:span> — это бесплатная и открытая операционная система семейства Unix, основанная на кодовой базе BSD (Berkeley Software Distribution) </text:p>
      <text:p text:style-name="P6"><text:span text:style-name="T5">Бесплатное ПО</text:span><text:span text:style-name="T4"> <text:s/>— это </text:span>программа, которую можно свободно загружать, использовать и распространять без оплаты </text:p>
      <text:p text:style-name="P6"><text:span text:style-name="T5">Условно-бесплатное программное обеспечение </text:span><text:span text:style-name="T4"><text:s/>— это </text:span>программы, которые можно использовать бесплатно для ознакомления, но для полной или постоянной работы требуется оплата </text:p>
      <text:p text:style-name="P6"><text:span text:style-name="T7">Коммерческое ПО</text:span> — это программное обеспечение, созданное с целью получения прибыли от его продажи или использования<text:span text:style-name="T2">.</text:span> </text:p>
      <text:p text:style-name="P6"><text:span text:style-name="T7">OEM/BOX</text:span> — это два разных варианта поставки компьютерных комплектующих (например, процессоров) и программного обеспечения </text:p>
      <text:p text:style-name="P6"/>
      <text:p text:style-name="P6">Задание 2:</text:p>
      <text:p text:style-name="P6"><text:span text:style-name="T7">Экспертная оценка</text:span> </text:p>
      <text:list text:style-name="L1">
        <text:list-item>
          <text:p text:style-name="P8"><text:span text:style-name="T10">Основывается на опыте и знаниях экспертов в области разработки ПО. Эксперты оценивают объемы работ, сложность, риски и другие факторы</text:span></text:p>
        </text:list-item>
      </text:list>
      <text:p text:style-name="P9"><text:span text:style-name="T9">Параметрическая оценка</text:span></text:p>
      <text:list text:style-name="L2">
        <text:list-item>
          <text:p text:style-name="P2"><text:span text:style-name="T9">Использует статические данные и математические модели для оценки стоимости проекта. Выбираются ключевые параметры и на их основе рассчитывается стоимость</text:span></text:p>
        </text:list-item>
      </text:list>
      <text:p text:style-name="P9"><text:span text:style-name="T9">Оценка снизу вверх</text:span></text:p>
      <text:list text:style-name="L3">
        <text:list-item>
          <text:p text:style-name="P3"><text:span text:style-name="T9">Проект разбивается на более мелкие задачи, для каждой задачи оценивается стоимость и сроки выполнения. Затем все оценки суммируются, чтобы получить общую оценку проекта.</text:span></text:p>
        </text:list-item>
      </text:list>
      <text:p text:style-name="P1"><text:span text:style-name="T9">Основные затраты:</text:span></text:p>
      <text:list text:style-name="L4">
        <text:list-item>
          <text:p text:style-name="P4"><text:span text:style-name="T9">Оплата труда разработчков</text:span></text:p>
        </text:list-item>
        <text:list-item>
          <text:p text:style-name="P4"><text:span text:style-name="T9">Затраты на оборудование</text:span></text:p>
        </text:list-item>
        <text:list-item>
          <text:p text:style-name="P4"><text:span text:style-name="T9">Затраты на тестирование </text:span></text:p>
        </text:list-item>
        <text:list-item>
          <text:p text:style-name="P4"><text:span text:style-name="T9">Затраты на управление проектом</text:span></text:p>
        </text:list-item>
        <text:list-item>
          <text:p text:style-name="P4"><text:span text:style-name="T9">Непредвиденные расходы</text:span></text:p>
        </text:list-item>
      </text:list>
      <text:p text:style-name="P1"><text:soft-page-break/><text:span text:style-name="T9">Задание 3:</text:span></text:p>
      <text:p text:style-name="P1"><text:span text:style-name="T9"/></text:p>
      <text:p text:style-name="P1"><text:span text:style-name="T9">Пояснительная записка ГОСТ — это документ, который сопровождает проект и содержит подробное описание его целей, задач структуры, функций и особенностей.</text:span></text:p>
      <text:p text:style-name="P1"><text:span text:style-name="T9"/></text:p>
      <text:p text:style-name="P1"><text:span text:style-name="T9">Содержание ГОСТа:</text:span></text:p>
      <text:p text:style-name="P1"><text:span text:style-name="T9">1. Титульный лист (Содержит наименование организации или разработчика, наименование проекта, наименование документа и дату выпуска и подписи ответственных лиц</text:span></text:p>
      <text:p text:style-name="P1"><text:span text:style-name="T9">2. Содержание (Перечень всех разделов и подразделов пояснительной записки с указанием страниц.</text:span></text:p>
      <text:p text:style-name="P1"><text:span text:style-name="T9">3. Введение (Обоснование необходимости разработки проекта, краткое описание предметной области)</text:span></text:p>
      <text:p text:style-name="P1"><text:span text:style-name="T9">4. Основная часть (Полное наименование ПП, назначение ПП, область применения, перечень решаемых задач.</text:span></text:p>
      <text:p text:style-name="P1"><text:span text:style-name="T9">5. Функциональное описание( Описание функциональных возможностей ПП, описание входных и выходных данных каждой функции.)</text:span></text:p>
      <text:p text:style-name="P1"><text:span text:style-name="T9">6. Список используемой литературы</text:span></text:p>
      <text:p text:style-name="P1"><text:span text:style-name="T9">7. приложения</text:span></text:p>
      <text:p text:style-name="P1"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Arial, sans-serif"/>
    <style:font-face style:name="Google Sans1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7T12:20:51.665000000</meta:creation-date>
    <dc:date>2025-10-27T12:52:26.959000000</dc:date>
    <meta:editing-duration>PT31M35S</meta:editing-duration>
    <meta:editing-cycles>1</meta:editing-cycles>
    <meta:document-statistic meta:table-count="0" meta:image-count="0" meta:object-count="0" meta:page-count="2" meta:paragraph-count="35" meta:word-count="354" meta:character-count="2925" meta:non-whitespace-character-count="2590"/>
    <meta:generator>LibreOffice/7.5.1.2$Windows_X86_64 LibreOffice_project/fcbaee479e84c6cd81291587d2ee68cba099e129</meta:generator>
  </office:meta>
</office:document-meta>
</file>